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f8e3" officeooo:paragraph-rsid="0011f8e3"/>
    </style:style>
    <style:style style:name="P2" style:family="paragraph" style:parent-style-name="Preformatted_20_Text">
      <style:text-properties officeooo:rsid="001d8846" officeooo:paragraph-rsid="001d8846"/>
    </style:style>
    <style:style style:name="P3" style:family="paragraph" style:parent-style-name="Preformatted_20_Text">
      <style:text-properties officeooo:rsid="0027f7ba" officeooo:paragraph-rsid="0027f7ba"/>
    </style:style>
    <style:style style:name="P4" style:family="paragraph" style:parent-style-name="Preformatted_20_Text">
      <style:text-properties fo:font-weight="bold" officeooo:rsid="00367675" officeooo:paragraph-rsid="00367675" style:font-weight-asian="bold" style:font-weight-complex="bold"/>
    </style:style>
    <style:style style:name="P5" style:family="paragraph" style:parent-style-name="Standard">
      <style:text-properties officeooo:rsid="000a8dc2" officeooo:paragraph-rsid="000a8dc2"/>
    </style:style>
    <style:style style:name="P6" style:family="paragraph" style:parent-style-name="Standard">
      <style:text-properties officeooo:rsid="000afeda" officeooo:paragraph-rsid="000afeda"/>
    </style:style>
    <style:style style:name="P7" style:family="paragraph" style:parent-style-name="Standard">
      <style:text-properties officeooo:rsid="000b036f" officeooo:paragraph-rsid="000b036f"/>
    </style:style>
    <style:style style:name="P8" style:family="paragraph" style:parent-style-name="Standard">
      <style:text-properties officeooo:rsid="0011f8e3" officeooo:paragraph-rsid="0011f8e3"/>
    </style:style>
    <style:style style:name="P9" style:family="paragraph" style:parent-style-name="Standard">
      <style:text-properties officeooo:paragraph-rsid="0013762c"/>
    </style:style>
    <style:style style:name="P10" style:family="paragraph" style:parent-style-name="Standard">
      <style:text-properties officeooo:rsid="00163efe" officeooo:paragraph-rsid="000afeda"/>
    </style:style>
    <style:style style:name="P11" style:family="paragraph" style:parent-style-name="Standard">
      <style:text-properties officeooo:rsid="00163efe" officeooo:paragraph-rsid="00642fdc"/>
    </style:style>
    <style:style style:name="P12" style:family="paragraph" style:parent-style-name="Standard">
      <style:text-properties fo:font-weight="bold" officeooo:rsid="0011f8e3" officeooo:paragraph-rsid="0011f8e3" style:font-weight-asian="bold" style:font-weight-complex="bold"/>
    </style:style>
    <style:style style:name="P13" style:family="paragraph" style:parent-style-name="Standard">
      <style:text-properties fo:font-weight="bold" officeooo:rsid="0020797b" officeooo:paragraph-rsid="0020797b" style:font-weight-asian="bold" style:font-weight-complex="bold"/>
    </style:style>
    <style:style style:name="P14" style:family="paragraph" style:parent-style-name="Standard">
      <style:text-properties fo:font-weight="bold" officeooo:rsid="0027f7ba" officeooo:paragraph-rsid="0027f7ba" style:font-weight-asian="bold" style:font-weight-complex="bold"/>
    </style:style>
    <style:style style:name="P15" style:family="paragraph" style:parent-style-name="Standard">
      <style:text-properties fo:font-weight="bold" officeooo:rsid="0034ab33" officeooo:paragraph-rsid="0035c88e" style:font-weight-asian="bold" style:font-weight-complex="bold"/>
    </style:style>
    <style:style style:name="P16" style:family="paragraph" style:parent-style-name="Standard">
      <style:text-properties fo:font-weight="bold" officeooo:rsid="00367675" officeooo:paragraph-rsid="00367675" style:font-weight-asian="bold" style:font-weight-complex="bold"/>
    </style:style>
    <style:style style:name="P17" style:family="paragraph" style:parent-style-name="Standard">
      <style:text-properties fo:font-weight="bold" officeooo:rsid="00379b75" officeooo:paragraph-rsid="00379b75" style:font-weight-asian="bold" style:font-weight-complex="bold"/>
    </style:style>
    <style:style style:name="P18" style:family="paragraph" style:parent-style-name="Standard">
      <style:text-properties fo:font-weight="bold" officeooo:rsid="000afeda" officeooo:paragraph-rsid="000afeda" style:font-weight-asian="bold" style:font-weight-complex="bold"/>
    </style:style>
    <style:style style:name="P19" style:family="paragraph" style:parent-style-name="Standard">
      <style:text-properties officeooo:rsid="001d8846" officeooo:paragraph-rsid="001d8846"/>
    </style:style>
    <style:style style:name="P20" style:family="paragraph" style:parent-style-name="Standard">
      <style:text-properties officeooo:rsid="0020797b" officeooo:paragraph-rsid="0020797b"/>
    </style:style>
    <style:style style:name="P21" style:family="paragraph" style:parent-style-name="Standard">
      <style:text-properties officeooo:paragraph-rsid="00233320"/>
    </style:style>
    <style:style style:name="P22" style:family="paragraph" style:parent-style-name="Standard">
      <style:text-properties officeooo:rsid="0027f7ba" officeooo:paragraph-rsid="0027f7ba"/>
    </style:style>
    <style:style style:name="P23" style:family="paragraph" style:parent-style-name="Standard">
      <style:text-properties officeooo:rsid="002bb0ca" officeooo:paragraph-rsid="002bb0ca"/>
    </style:style>
    <style:style style:name="P24" style:family="paragraph" style:parent-style-name="Standard">
      <style:text-properties officeooo:rsid="003069c9" officeooo:paragraph-rsid="003069c9"/>
    </style:style>
    <style:style style:name="P25" style:family="paragraph" style:parent-style-name="Standard">
      <style:text-properties fo:font-weight="normal" officeooo:rsid="00367675" officeooo:paragraph-rsid="00367675" style:font-weight-asian="normal" style:font-weight-complex="normal"/>
    </style:style>
    <style:style style:name="P26" style:family="paragraph" style:parent-style-name="Standard">
      <style:text-properties style:font-name="Ubuntu" fo:font-size="14pt" fo:font-weight="normal" officeooo:rsid="008b6fb2" officeooo:paragraph-rsid="0042b31d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Ubuntu" fo:font-size="14pt" fo:font-weight="normal" officeooo:rsid="0099b88c" officeooo:paragraph-rsid="0042b31d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Ubuntu" fo:font-size="14pt" fo:font-weight="normal" officeooo:rsid="00e4b7e2" officeooo:paragraph-rsid="0042b31d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Ubuntu" fo:font-size="14pt" fo:font-weight="normal" officeooo:rsid="00533fdc" officeooo:paragraph-rsid="00533fdc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Ubuntu" fo:font-size="14pt" fo:font-weight="normal" officeooo:rsid="0049add4" officeooo:paragraph-rsid="005b14b4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Ubuntu" fo:font-size="14pt" fo:font-weight="normal" officeooo:rsid="0044dc18" officeooo:paragraph-rsid="0044dc18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Ubuntu" fo:font-size="14pt" fo:font-weight="normal" officeooo:rsid="0044dc18" officeooo:paragraph-rsid="0079e186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Ubuntu" fo:font-size="14pt" fo:font-weight="normal" officeooo:rsid="005fe13d" officeooo:paragraph-rsid="0079e186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Ubuntu" fo:font-size="14pt" fo:font-weight="normal" officeooo:rsid="00441555" officeooo:paragraph-rsid="0074c232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Ubuntu" fo:font-size="14pt" fo:font-weight="normal" officeooo:rsid="008071f7" officeooo:paragraph-rsid="008071f7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Ubuntu" fo:font-size="14pt" fo:font-weight="bold" officeooo:rsid="0043c957" officeooo:paragraph-rsid="0043c957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Ubuntu" fo:font-size="14pt" fo:font-weight="bold" officeooo:rsid="0044dc18" officeooo:paragraph-rsid="0044dc18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Ubuntu" fo:font-size="14pt" fo:font-weight="bold" officeooo:rsid="0044dc18" officeooo:paragraph-rsid="0079e186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Ubuntu" fo:font-size="14pt" fo:font-weight="bold" officeooo:rsid="00594d74" officeooo:paragraph-rsid="00594d74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Ubuntu" fo:font-size="14pt" fo:font-weight="bold" officeooo:rsid="0049add4" officeooo:paragraph-rsid="005b14b4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Ubuntu" fo:font-size="14pt" fo:font-weight="bold" officeooo:rsid="007bc1a4" officeooo:paragraph-rsid="007bc1a4" style:font-size-asian="14pt" style:font-weight-asian="bold" style:font-size-complex="14pt" style:font-weight-complex="bold"/>
    </style:style>
    <style:style style:name="P42" style:family="paragraph" style:parent-style-name="Standard">
      <style:text-properties officeooo:paragraph-rsid="00476b82"/>
    </style:style>
    <style:style style:name="P43" style:family="paragraph" style:parent-style-name="Standard">
      <style:text-properties fo:font-variant="normal" fo:text-transform="none" fo:color="#555555" style:font-name="monospace" fo:font-size="12pt" fo:letter-spacing="normal" fo:font-style="normal" fo:font-weight="normal" officeooo:rsid="0049add4" officeooo:paragraph-rsid="005b14b4" style:font-size-asian="14pt" style:font-weight-asian="bold" style:font-size-complex="14pt" style:font-weight-complex="bold"/>
    </style:style>
    <style:style style:name="P44" style:family="paragraph" style:parent-style-name="Standard">
      <style:text-properties officeooo:paragraph-rsid="0044dc18"/>
    </style:style>
    <style:style style:name="P45" style:family="paragraph" style:parent-style-name="Standard">
      <style:text-properties style:font-name="Ubuntu" fo:font-size="14pt" fo:font-weight="normal" officeooo:rsid="00441555" officeooo:paragraph-rsid="0074c232" style:font-size-asian="14pt" style:font-weight-asian="normal" style:font-size-complex="14pt" style:font-weight-complex="normal"/>
    </style:style>
    <style:style style:name="T1" style:family="text">
      <style:text-properties officeooo:rsid="000c7a46"/>
    </style:style>
    <style:style style:name="T2" style:family="text">
      <style:text-properties officeooo:rsid="00115e69"/>
    </style:style>
    <style:style style:name="T3" style:family="text">
      <style:text-properties officeooo:rsid="0013762c"/>
    </style:style>
    <style:style style:name="T4" style:family="text">
      <style:text-properties fo:font-weight="normal" officeooo:rsid="00476b82" style:font-weight-asian="normal" style:font-weight-complex="normal"/>
    </style:style>
    <style:style style:name="T5" style:family="text">
      <style:text-properties fo:font-variant="normal" fo:text-transform="none" fo:color="#323232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23232" fo:font-size="10.5pt" fo:letter-spacing="normal" fo:font-style="normal" fo:font-weight="normal" officeooo:rsid="00163efe" fo:background-color="transparent" loext:char-shading-value="0" loext:padding="0cm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729" style:font-name="Consolas" fo:font-size="14pt" fo:letter-spacing="normal" fo:font-style="normal" fo:font-weight="normal" style:font-size-asian="14pt" style:font-size-complex="14pt" loext:padding="0cm" loext:border="none"/>
    </style:style>
    <style:style style:name="T9" style:family="text">
      <style:text-properties fo:font-variant="normal" fo:text-transform="none" fo:color="#242729" fo:letter-spacing="normal" loext:padding="0cm" loext:border="none"/>
    </style:style>
    <style:style style:name="T10" style:family="text">
      <style:text-properties officeooo:rsid="00233320"/>
    </style:style>
    <style:style style:name="T11" style:family="text">
      <style:text-properties officeooo:rsid="003303b5"/>
    </style:style>
    <style:style style:name="T12" style:family="text">
      <style:text-properties officeooo:rsid="003d7cff"/>
    </style:style>
    <style:style style:name="T13" style:family="text">
      <style:text-properties officeooo:rsid="003fdf7c"/>
    </style:style>
    <style:style style:name="T14" style:family="text">
      <style:text-properties officeooo:rsid="00990d85"/>
    </style:style>
    <style:style style:name="T15" style:family="text">
      <style:text-properties fo:font-weight="bold" officeooo:rsid="00476b82" style:font-weight-asian="bold" style:font-weight-complex="bold"/>
    </style:style>
    <style:style style:name="T16" style:family="text">
      <style:text-properties officeooo:rsid="00cbd595"/>
    </style:style>
    <style:style style:name="T17" style:family="text">
      <style:text-properties officeooo:rsid="00cecef1"/>
    </style:style>
    <style:style style:name="T18" style:family="text">
      <style:text-properties officeooo:rsid="00d0c4de"/>
    </style:style>
    <style:style style:name="T19" style:family="text">
      <style:text-properties officeooo:rsid="0061e6ed"/>
    </style:style>
    <style:style style:name="T20" style:family="text">
      <style:text-properties officeooo:rsid="00749951"/>
    </style:style>
    <style:style style:name="T21" style:family="text">
      <style:text-properties officeooo:rsid="00811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 Image Creation</text:p>
      <text:p text:style-name="P5"/>
      <text:p text:style-name="P5"/>
      <text:p text:style-name="P18">Step 1 : create container from ubuntu latest image</text:p>
      <text:p text:style-name="P10"/>
      <text:p text:style-name="P6"/>
      <text:p text:style-name="P7">docker run -<text:span text:style-name="T2">p 8090:80 </text:span>-<text:span text:style-name="T1">it </text:span>-d - - <text:span text:style-name="T1">name nbs_container</text:span> ubuntu</text:p>
      <text:p text:style-name="P7"/>
      <text:p text:style-name="P7"/>
      <text:p text:style-name="P12">Step 2 : install jre 11 headless</text:p>
      <text:p text:style-name="P8"/>
      <text:p text:style-name="P11"><text:span text:style-name="Source_20_Text"><text:span text:style-name="T5">apt update</text:span></text:span></text:p>
      <text:p text:style-name="P11"><text:span text:style-name="Source_20_Text"><text:span text:style-name="T6"/></text:span></text:p>
      <text:p text:style-name="P1"><text:span text:style-name="Source_20_Text"><text:span text:style-name="T5">apt install openjdk-11-jre-headless</text:span></text:span></text:p>
      <text:p text:style-name="P8"/>
      <text:p text:style-name="P8"/>
      <text:p text:style-name="P9"><text:span text:style-name="T3">link : </text:span><text:a xlink:type="simple" xlink:href="https://www.digitalocean.com/community/tutorials/how-to-install-java-with-apt-on-ubuntu-18-04" text:style-name="Internet_20_link" text:visited-style-name="Visited_20_Internet_20_Link">https://www.digitalocean.com/community/tutorials/how-to-install-java-with-apt-on-ubuntu-18-04</text:a></text:p>
      <text:p text:style-name="P9"/>
      <text:p text:style-name="P20"/>
      <text:p text:style-name="P14">Step 3 : Install basic utilities and lsb_release</text:p>
      <text:p text:style-name="P22"/>
      <text:p text:style-name="P3"><text:span text:style-name="Source_20_Text"><text:span text:style-name="T7">apt-get update &amp;&amp; apt-get install -y lsb-release &amp;&amp; apt-get clean all</text:span></text:span></text:p>
      <text:p text:style-name="P22"/>
      <text:p text:style-name="P22"><text:a xlink:type="simple" xlink:href="https://stackoverflow.com/questions/58395566/lsb-release-command-not-found-in-latest-ubuntu-docker-container" text:style-name="Internet_20_link" text:visited-style-name="Visited_20_Internet_20_Link">https://stackoverflow.com/questions/58395566/lsb-release-command-not-found-in-latest-ubuntu-docker-container</text:a></text:p>
      <text:p text:style-name="P22"/>
      <text:p text:style-name="P23">apt install sudo nano <text:span text:style-name="T20">wget</text:span></text:p>
      <text:p text:style-name="P23"/>
      <text:p text:style-name="P20"/>
      <text:p text:style-name="P13">Step <text:span text:style-name="T11">4</text:span> : Install postgres 12</text:p>
      <text:p text:style-name="P20"/>
      <text:p text:style-name="P24">follow tutorial on this link</text:p>
      <text:p text:style-name="P20"/>
      <text:p text:style-name="P21"><text:span text:style-name="T10">link : </text:span><text:a xlink:type="simple" xlink:href="https://computingforgeeks.com/install-postgresql-12-on-ubuntu/" text:style-name="Internet_20_link" text:visited-style-name="Visited_20_Internet_20_Link">https://computingforgeeks.com/install-postgresql-12-on-ubuntu/</text:a></text:p>
      <text:p text:style-name="P9"/>
      <text:p text:style-name="P9"/>
      <text:p text:style-name="P9"/>
      <text:p text:style-name="P15">Step 5 : Create Database and assign user</text:p>
      <text:p text:style-name="P15"/>
      <text:p text:style-name="P42"><text:soft-page-break/><text:span text:style-name="T4">link</text:span><text:span text:style-name="T15"> : </text:span><text:a xlink:type="simple" xlink:href="https://developer.nearbyshops.org/database/create-database-add-user.html" text:style-name="Internet_20_link" text:visited-style-name="Visited_20_Internet_20_Link">https://developer.nearbyshops.org/database/create-database-add-user.html</text:a></text:p>
      <text:p text:style-name="P15"/>
      <text:p text:style-name="P16"/>
      <text:p text:style-name="P16">Step 6 : Copy files and <text:span text:style-name="T12">config files</text:span></text:p>
      <text:p text:style-name="P16"/>
      <text:p text:style-name="P4"><text:span text:style-name="Source_20_Text"><text:span text:style-name="T9"><text:s/></text:span></text:span><text:span text:style-name="Source_20_Text"><text:span text:style-name="T7">yum -y install openssh-clients</text:span></text:span></text:p>
      <text:p text:style-name="P25"/>
      <text:p text:style-name="P25">// copy files to container</text:p>
      <text:p text:style-name="P25">docker cp foo.txt mycontainer:/foo.txt</text:p>
      <text:p text:style-name="P25"/>
      <text:p text:style-name="P34">scp -r root@165.22.213.160:/root/nearbyshops .</text:p>
      <text:p text:style-name="P34"/>
      <text:p text:style-name="P34"/>
      <text:p text:style-name="P35"><text:span text:style-name="T21">[</text:span>Example<text:span text:style-name="T21">]</text:span></text:p>
      <text:p text:style-name="P34">docker cp /media/sumeet/dataThree/aNearbyShops/jarfiles/nearbyshops-api-latest.jar nbs_api_container:/root/nearbyshops</text:p>
      <text:p text:style-name="P16"/>
      <text:p text:style-name="P16"/>
      <text:p text:style-name="P16">Step 7 : local sample data in database</text:p>
      <text:p text:style-name="P16"/>
      <text:p text:style-name="P25">pg_dump -C -h 206.189.128.159 -U nearbyshops nearbyshopsdb | psql -h localhost -U nearbyshops nearbyshopsdb</text:p>
      <text:p text:style-name="P25"/>
      <text:p text:style-name="P25">password remote host : <text:s/>nearbyshops / nbsdbpass</text:p>
      <text:p text:style-name="P25">password local host : nearbyshops / dailyneeds</text:p>
      <text:p text:style-name="P16"/>
      <text:p text:style-name="P17">Step 8 : <text:span text:style-name="T13">Create Executable shell script</text:span></text:p>
      <text:p text:style-name="P17"/>
      <text:p text:style-name="P26">entrypoint: ["/root/nbs.sh"]</text:p>
      <text:p text:style-name="P26"/>
      <text:p text:style-name="P27">chmod +x nbs.sh</text:p>
      <text:p text:style-name="P27"/>
      <text:p text:style-name="P26">// <text:span text:style-name="T14">shell script</text:span></text:p>
      <text:p text:style-name="P26">#!/bin/bash</text:p>
      <text:p text:style-name="P26"># My first shell script</text:p>
      <text:p text:style-name="P26">echo "Hello $USER"</text:p>
      <text:p text:style-name="P26">echo "Today is $(date)"</text:p>
      <text:p text:style-name="P26">echo "Bye for now"</text:p>
      <text:p text:style-name="P28">sudo service postgresql start</text:p>
      <text:p text:style-name="P26"><text:soft-page-break/>cd /root/nearbyshops</text:p>
      <text:p text:style-name="P26">java -jar nearbyshops-api-latest.jar</text:p>
      <text:p text:style-name="P26"/>
      <text:p text:style-name="P26"/>
      <text:p text:style-name="P26"/>
      <text:p text:style-name="P26"/>
      <text:p text:style-name="P26"/>
      <text:p text:style-name="P26"/>
      <text:p text:style-name="P36">Step 9 : Commit a container and create an image</text:p>
      <text:p text:style-name="P36"/>
      <text:p text:style-name="P29">docker commit container_name image_name</text:p>
      <text:p text:style-name="P29"/>
      <text:p text:style-name="P36"/>
      <text:p text:style-name="P31"/>
      <text:p text:style-name="P37"/>
      <text:p text:style-name="P37"/>
      <text:p text:style-name="P37"/>
      <text:p text:style-name="P39">Step 11 : Push image to the docker hub</text:p>
      <text:p text:style-name="P39"/>
      <text:p text:style-name="P30">// <text:span text:style-name="T16">tag an image</text:span></text:p>
      <text:p text:style-name="P43">docker tag bb38976d03cf yourhubusername/verse_gapminder:firsttry</text:p>
      <text:p text:style-name="P40"/>
      <text:p text:style-name="P30">// <text:span text:style-name="T17">push an image to docker hub</text:span></text:p>
      <text:p text:style-name="P43">docker push yourhubusername/verse_gapminder</text:p>
      <text:p text:style-name="P43"/>
      <text:p text:style-name="P43">// <text:span text:style-name="T18">login to docker hub</text:span></text:p>
      <text:p text:style-name="P43">docker login --username=yourhubusername --email=youremail@company.com</text:p>
      <text:p text:style-name="P37"/>
      <text:p text:style-name="P37"/>
      <text:p text:style-name="P37"/>
      <text:p text:style-name="P44"/>
      <text:p text:style-name="P19">Other Useful commands</text:p>
      <text:p text:style-name="P19"/>
      <text:p text:style-name="P19">// rename a folder</text:p>
      <text:p text:style-name="P2"><text:span text:style-name="Source_20_Text"><text:span text:style-name="T8">mv /home/user/oldname /home/user/newname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41">Compose File Example</text:p>
      <text:p text:style-name="P38"><text:soft-page-break/></text:p>
      <text:p text:style-name="P33">example file <text:span text:style-name="T19">to be named as docker-compose.yml</text:span></text:p>
      <text:p text:style-name="P38"/>
      <text:p text:style-name="P32">version: '3.6'</text:p>
      <text:p text:style-name="P32">services:</text:p>
      <text:p text:style-name="P32"><text:s text:c="2"/>nbs_api:</text:p>
      <text:p text:style-name="P32"><text:s text:c="4"/>image: nearbyshops/nearbyshops</text:p>
      <text:p text:style-name="P32"><text:s text:c="4"/>ports:</text:p>
      <text:p text:style-name="P32"><text:s text:c="6"/>- "9002:80"</text:p>
      <text:p text:style-name="P32"><text:s text:c="4"/>container_name: nbs_api_container_ds</text:p>
      <text:p text:style-name="P32"><text:s text:c="4"/>volumes:</text:p>
      <text:p text:style-name="P32"><text:s text:c="6"/>- db_data:/var/lib/postgresql/12/main</text:p>
      <text:p text:style-name="P32"><text:s text:c="6"/>- api_data:/root/nearbyshops</text:p>
      <text:p text:style-name="P32"><text:s text:c="4"/>restart: always</text:p>
      <text:p text:style-name="P32"><text:s text:c="4"/>entrypoint: ["/root/nbs.sh"]</text:p>
      <text:p text:style-name="P32"/>
      <text:p text:style-name="P32"/>
      <text:p text:style-name="P32">volumes:</text:p>
      <text:p text:style-name="P32"><text:s text:c="2"/>db_data:</text:p>
      <text:p text:style-name="P32"><text:s text:c="2"/>api_data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5:47:46.049658753</meta:creation-date>
    <dc:date>2020-04-09T15:44:39.691750866</dc:date>
    <meta:editing-duration>PT2H35M51S</meta:editing-duration>
    <meta:editing-cycles>79</meta:editing-cycles>
    <meta:generator>LibreOffice/6.3.5.2$Linux_X86_64 LibreOffice_project/30$Build-2</meta:generator>
    <meta:document-statistic meta:table-count="0" meta:image-count="0" meta:object-count="0" meta:page-count="4" meta:paragraph-count="68" meta:word-count="290" meta:character-count="2433" meta:non-whitespace-character-count="2163"/>
  </office:meta>
</office:document-meta>
</file>